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arial" svg:font-family="arial, sans-serif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4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4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13" style:family="paragraph" style:parent-style-name="Standard">
      <style:paragraph-properties fo:break-before="column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Standard" style:list-style-name="WW8Num2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Arial" fo:font-size="16pt" fo:language="pt" fo:country="BR" fo:font-weight="bold" style:font-size-asian="16pt" style:font-weight-asian="bold" style:font-name-complex="Arial" style:font-size-complex="16pt" style:font-weight-complex="bold"/>
    </style:style>
    <style:style style:name="P17" style:family="paragraph" style:parent-style-name="Standard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Standard" style:list-style-name="L1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Standard">
      <style:paragraph-properties fo:margin-left="0.4917in" fo:margin-right="0in" fo:text-indent="0in" style:auto-text-indent="false"/>
      <style:text-properties fo:font-variant="normal" fo:text-transform="none" fo:color="#000000" style:font-name="Arial" fo:font-size="10pt" fo:letter-spacing="normal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3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Heading_20_2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Normal_20__28_Web_29_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Normal_20__28_Web_29_">
      <style:text-properties style:font-name="Arial" fo:font-size="10pt" style:font-size-asian="10pt" style:font-name-complex="Arial" style:font-size-complex="10pt" style:font-weight-complex="bold"/>
    </style:style>
    <style:style style:name="P28" style:family="paragraph" style:parent-style-name="Normal_20__28_Web_29_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P29" style:family="paragraph" style:parent-style-name="Normal_20__28_Web_29_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Normal_20__28_Web_29_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1" style:family="paragraph" style:parent-style-name="Normal_20__28_Web_29_">
      <style:paragraph-properties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2" style:family="paragraph" style:parent-style-name="Normal_20__28_Web_29_">
      <style:paragraph-properties fo:margin-left="0.4917in" fo:margin-right="0in" fo:text-indent="0in" style:auto-text-indent="false"/>
    </style:style>
    <style:style style:name="P33" style:family="paragraph" style:parent-style-name="Normal_20__28_Web_29_">
      <style:paragraph-properties fo:margin-left="0.4917in" fo:margin-right="0in" fo:text-indent="0in" style:auto-text-indent="false"/>
      <style:text-properties fo:font-size="14pt" style:font-size-asian="14pt" style:font-size-complex="14pt"/>
    </style:style>
    <style:style style:name="P34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6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7" style:family="paragraph" style:parent-style-name="Normal_20__28_Web_29_">
      <style:paragraph-properties fo:margin-left="0.4917in" fo:margin-right="0in" fo:orphans="2" fo:widows="2" fo:text-indent="0in" style:auto-text-indent="false" style:writing-mode="lr-tb"/>
      <style:text-properties style:use-window-font-color="true" style:font-name="Arial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P38" style:family="paragraph" style:parent-style-name="Normal_20__28_Web_29_">
      <style:paragraph-properties fo:margin-left="0.9835in" fo:margin-right="0in" fo:text-indent="0in" style:auto-text-indent="false"/>
    </style:style>
    <style:style style:name="P39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T1" style:family="text">
      <style:text-properties style:font-name="Arial" fo:font-size="10pt" style:font-size-asian="10pt" style:font-name-complex="Arial" style:font-size-complex="10pt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text-rotation-angle="90" style:text-rotation-scale="line-height"/>
    </style:style>
    <style:style style:name="T7" style:family="text">
      <style:text-properties style:use-window-font-color="true" style:font-name="Arial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T8" style:family="text">
      <style:text-properties style:font-name="arial" fo:font-size="9.75pt" fo:font-style="normal" fo:font-weight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/>
      <text:p text:style-name="P1">Calculo de Pontos de Casos de Uso </text:p>
      <text:p text:style-name="P1"/>
      <text:p text:style-name="P1"/>
      <text:h text:style-name="P23" text:outline-level="1">Sistema de Gerenciamento de Conferências Tecnológicas</text:h>
      <text:p text:style-name="P3"/>
      <text:p text:style-name="P3"/>
      <text:p text:style-name="P3"/>
      <text:p text:style-name="P3"/>
      <text:p text:style-name="P3"/>
      <text:p text:style-name="P5">Versão 1.2</text:p>
      <text:p text:style-name="P5"/>
      <text:p text:style-name="P5">05/11/2009</text:p>
      <text:p text:style-name="P5"/>
      <text:p text:style-name="P5"/>
      <text:p text:style-name="P5"/>
      <text:p text:style-name="P5">Instituto de Computação – UNICAMP</text:p>
      <text:p text:style-name="P6"/>
      <text:p text:style-name="P6"/>
      <text:p text:style-name="P6"/>
      <text:p text:style-name="P6"/>
      <text:p text:style-name="P8">Grupo:</text:p>
      <text:p text:style-name="P8">Anderson Philip Birocchi<text:tab/>072787</text:p>
      <text:p text:style-name="P8">David Burth Kurka<text:tab/><text:tab/>070589</text:p>
      <text:p text:style-name="P7">Filipe Simão Cetara Berti<text:tab/>060866</text:p>
      <text:p text:style-name="P7">Jorge Augusto Hongo<text:tab/><text:tab/>071294</text:p>
      <text:p text:style-name="P7">Raphael Kubo da Costa<text:tab/>072201</text:p>
      <text:p text:style-name="P12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Data</text:p>
          </table:table-cell>
          <table:table-cell table:style-name="Table2.A1" office:value-type="string">
            <text:p text:style-name="P9">Versão</text:p>
          </table:table-cell>
          <table:table-cell table:style-name="Table2.A1" office:value-type="string">
            <text:p text:style-name="P9">Descrição</text:p>
          </table:table-cell>
          <table:table-cell table:style-name="Table2.D1" office:value-type="string">
            <text:p text:style-name="P9">Autor</text:p>
          </table:table-cell>
        </table:table-row>
        <table:table-row table:style-name="Table2.2">
          <table:table-cell table:style-name="Table2.A2" office:value-type="string">
            <text:p text:style-name="P4">03/nov/09</text:p>
          </table:table-cell>
          <table:table-cell table:style-name="Table2.A2" office:value-type="string">
            <text:p text:style-name="P4">1.0</text:p>
          </table:table-cell>
          <table:table-cell table:style-name="Table2.A2" office:value-type="string">
            <text:p text:style-name="P4">Criação do documento e contabilização dos pontos de casos de uso</text:p>
          </table:table-cell>
          <table:table-cell table:style-name="Table2.D2" office:value-type="string">
            <text:p text:style-name="P4">Jorge A. Hongo</text:p>
          </table:table-cell>
        </table:table-row>
        <table:table-row table:style-name="Table2.3">
          <table:table-cell table:style-name="Table2.A2" office:value-type="string">
            <text:p text:style-name="P4">06/nov/09</text:p>
          </table:table-cell>
          <table:table-cell table:style-name="Table2.A2" office:value-type="string">
            <text:p text:style-name="P4">1.1</text:p>
          </table:table-cell>
          <table:table-cell table:style-name="Table2.A2" office:value-type="string">
            <text:p text:style-name="P4">Recalculo dos pontos de casos de uso refinados</text:p>
          </table:table-cell>
          <table:table-cell table:style-name="Table2.D2" office:value-type="string">
            <text:p text:style-name="P4">Jorge A. Hongo</text:p>
          </table:table-cell>
        </table:table-row>
        <table:table-row table:style-name="Table2.3">
          <table:table-cell table:style-name="Table2.A4" office:value-type="string">
            <text:p text:style-name="P4">06/nov/09</text:p>
          </table:table-cell>
          <table:table-cell table:style-name="Table2.A4" office:value-type="string">
            <text:p text:style-name="P4">1.2</text:p>
          </table:table-cell>
          <table:table-cell table:style-name="Table2.A4" office:value-type="string">
            <text:p text:style-name="P4">Formatação e revisão</text:p>
          </table:table-cell>
          <table:table-cell table:style-name="Table2.D4" office:value-type="string">
            <text:p text:style-name="P4">David B. Kurk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0"><text:span text:style-name="T6">10/set/09</text:span><text:span text:style-name="T5">1.0Criação do documento a partir de modelo</text:span></text:p>
          </table:table-cell>
          <table:table-cell table:style-name="Table1.B2" office:value-type="string">
            <text:p text:style-name="P4">Jorge A. Hongo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P24" text:outline-level="2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5" text:outline-level="2">Tabela de Conteúdo</text:h>
      <text:list xml:id="list88939274" text:style-name="WW8Num2">
        <text:list-header>
          <text:p text:style-name="P15"/>
        </text:list-header>
      </text:list>
      <text:p text:style-name="P14">1 Introdução.................................................................................................................................................<text:tab/>4</text:p>
      <text:p text:style-name="P14">2 Calculo de Fatores Técnicos e Ambientais...............................................................................................<text:tab/>4</text:p>
      <text:p text:style-name="P14">3 Calculo dos pontos de caso de uso..........................................................................................................<text:tab/>4</text:p>
      <text:p text:style-name="P17">3.1 Criar Conferência......................................................................................................................<text:tab/>4</text:p>
      <text:p text:style-name="P18">3.2 Realizar Cadastro.....................................................................................................................<text:tab/>5</text:p>
      <text:p text:style-name="P18">3.3 Efetuar Inscrição.......................................................................................................................<text:tab/>5</text:p>
      <text:list xml:id="list1897236744" text:style-name="L1">
        <text:list-item>
          <text:list>
            <text:list-header>
              <text:p text:style-name="P19">3.4 Submeter Trabalhos.................................................................................................................<text:tab/>5</text:p>
              <text:p text:style-name="P19">3.5 Editar Trabalhos....................................................................................................................<text:tab/>6</text:p>
              <text:p text:style-name="P19">3.6 Atribuir Revisores....................................................................................................................<text:tab/>6</text:p>
              <text:p text:style-name="P19">3.7 Avaliar Trabalhos....................................................................................................................<text:tab/>6</text:p>
              <text:p text:style-name="P19">3.8 Editar Revisores.......................................................................................................................<text:tab/>6</text:p>
              <text:p text:style-name="P19">3.9 Ver Comentários da Revisão....................................................................................................<text:tab/>6</text:p>
              <text:p text:style-name="P19">3.10 Aceitar/Rejeitar Trabalhos.......................................................................................................<text:tab/>6</text:p>
            </text:list-header>
          </text:list>
        </text:list-item>
      </text:list>
      <text:p text:style-name="P14">4 Somatória dos pontos...............................................................................................................................<text:tab/>7</text:p>
      <text:p text:style-name="P26"/>
      <text:p text:style-name="P26"/>
      <text:p text:style-name="P26"/>
      <text:p text:style-name="P29"/>
      <text:p text:style-name="P31">1. introdução</text:p>
      <text:p text:style-name="P20"><text:bookmark text:name=":13u"/><text:span text:style-name="T8">Este documento apresenta o cálculo de métricas para a contagem do tamanho do projeto de Software. Escolhemos uma métrica baseada em casos de uso devido a pouca precisão da métrica por pontos de função, visto a dependência do autor para a precisão da métrica com a divisão de tarefas desejada pelo grupo.</text:span></text:p>
      <text:p text:style-name="P26"/>
      <text:p text:style-name="P26"/>
      <text:p text:style-name="P30">2. Fatores técnicos</text:p>
      <text:p text:style-name="P27"/>
      <text:p text:style-name="P27"><text:tab/>T1 - (0)</text:p>
      <text:p text:style-name="Normal_20__28_Web_29_"><text:span text:style-name="T1"><text:tab/>T2 -</text:span><text:span text:style-name="T2"> </text:span><text:span text:style-name="T1">(4)</text:span></text:p>
      <text:p text:style-name="P27"><text:tab/>T3 – (2)</text:p>
      <text:p text:style-name="Normal_20__28_Web_29_"><text:span text:style-name="T1"><text:tab/></text:span><text:span text:style-name="T3">T4 – (1)</text:span></text:p>
      <text:p text:style-name="P28"><text:tab/>T5 – (1)</text:p>
      <text:p text:style-name="P28"><text:tab/>T6 – (0)</text:p>
      <text:p text:style-name="P28"><text:tab/>T7 – (4)</text:p>
      <text:p text:style-name="P28"><text:tab/>T8 – (0)</text:p>
      <text:p text:style-name="P28"><text:tab/>T9 – (1)</text:p>
      <text:p text:style-name="P28"><text:tab/>T10 – (5)</text:p>
      <text:p text:style-name="P28"><text:tab/>T11 – (5)</text:p>
      <text:p text:style-name="P28"><text:tab/>T12 – (3)</text:p>
      <text:p text:style-name="P28"><text:tab/>T13 – (0)</text:p>
      <text:p text:style-name="P28"/>
      <text:p text:style-name="P27">TFactor = 2</text:p>
      <text:p text:style-name="P27">TCF = 0,62</text:p>
      <text:p text:style-name="P27"/>
      <text:p text:style-name="P26">Fatores ambientais</text:p>
      <text:p text:style-name="Normal_20__28_Web_29_"><text:span text:style-name="T2"><text:tab/></text:span><text:span text:style-name="T1">FA1 – (3)</text:span></text:p>
      <text:p text:style-name="P27"><text:tab/>FA2 – (3)</text:p>
      <text:p text:style-name="P27"><text:tab/>FA3 – (1)</text:p>
      <text:p text:style-name="P27"><text:tab/>FA4 – (1)</text:p>
      <text:p text:style-name="P27"><text:tab/>FA5 – (1)</text:p>
      <text:p text:style-name="P27"><text:tab/>FA6 – (1)</text:p>
      <text:p text:style-name="P27"><text:tab/>FA7 – (4)</text:p>
      <text:p text:style-name="P27"><text:tab/>FA8 – (2)</text:p>
      <text:p text:style-name="P27"/>
      <text:p text:style-name="P27">EFactor = 2</text:p>
      <text:p text:style-name="P27">ECF = 1,34</text:p>
      <text:p text:style-name="P26"/>
      <text:p text:style-name="P26"/>
      <text:p text:style-name="P16">3. Calculo dos pontos de caso de uso</text:p>
      <text:p text:style-name="P33"><text:span text:style-name="T4">3.1. Criar Conferência</text:span>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8</text:span></text:p>
      <text:p text:style-name="P38"><text:span text:style-name="T1"><text:tab/>Tipo: Complexo</text:span></text:p>
      <text:p text:style-name="P40"><text:tab/>UUCW: 24</text:p>
      <text:p text:style-name="P34"><text:soft-page-break/></text:p>
      <text:p text:style-name="P34"/>
      <text:p text:style-name="P37">3.2. Realizar Cadastro</text:p>
      <text:p text:style-name="P34"/>
      <text:p text:style-name="P39">Pesos dos atores:</text:p>
      <text:p text:style-name="P40"><text:tab/>Número de atores: 3</text:p>
      <text:p text:style-name="P40"><text:tab/>Tipo: complexo</text:p>
      <text:p text:style-name="P40"><text:tab/>UAW: 3*3 = 9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7</text:span></text:p>
      <text:p text:style-name="P40"><text:tab/>Tipo: Médio</text:p>
      <text:p text:style-name="P40"><text:tab/>UUCW: 14</text:p>
      <text:p text:style-name="P35"/>
      <text:p text:style-name="P37">3.3. Efetuar Inscrição</text:p>
      <text:p text:style-name="P34"/>
      <text:p text:style-name="P39">Pesos dos atores:</text:p>
      <text:p text:style-name="P40"><text:tab/>Número de atores: 3</text:p>
      <text:p text:style-name="P40"><text:tab/>Tipo: complexo</text:p>
      <text:p text:style-name="P40"><text:tab/>UAW: 3*3 = 9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7</text:span></text:p>
      <text:p text:style-name="P38"><text:span text:style-name="T1"><text:tab/>Tipo: Médio</text:span></text:p>
      <text:p text:style-name="P40"><text:tab/>UUCW: 14</text:p>
      <text:p text:style-name="P35"/>
      <text:p text:style-name="P37">3.4. Submeter Trabalhos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8</text:span></text:p>
      <text:p text:style-name="P38"><text:span text:style-name="T1"><text:tab/>Tipo: Complexo</text:span></text:p>
      <text:p text:style-name="P40"><text:tab/>UUCW: 24</text:p>
      <text:p text:style-name="P34"/>
      <text:p text:style-name="P37">3.5. Editar trabalhos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9</text:span></text:p>
      <text:p text:style-name="P40"><text:tab/>Tipo: Complexo</text:p>
      <text:p text:style-name="P40"><text:tab/>UUCW: 27</text:p>
      <text:p text:style-name="P35"/>
      <text:p text:style-name="P35"/>
      <text:p text:style-name="P35"/>
      <text:p text:style-name="P37"><text:soft-page-break/>3.6. Atribuir revisores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9</text:span></text:p>
      <text:p text:style-name="P40"><text:tab/>Tipo: Complexo</text:p>
      <text:p text:style-name="P40"><text:tab/>UUCW: 27</text:p>
      <text:p text:style-name="P35"/>
      <text:p text:style-name="P37">3.7. Avaliar trabalhos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9</text:span></text:p>
      <text:p text:style-name="P40"><text:tab/>Tipo: Complexo</text:p>
      <text:p text:style-name="P40"><text:tab/>UUCW: 27</text:p>
      <text:p text:style-name="P35"/>
      <text:p text:style-name="P37">3.8. Editar revisores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8</text:span></text:p>
      <text:p text:style-name="P40"><text:tab/>Tipo: Complexo</text:p>
      <text:p text:style-name="P40"><text:tab/>UUCW: 24</text:p>
      <text:p text:style-name="P35"/>
      <text:p text:style-name="P37">3.9. Ver comentários da revisão</text:p>
      <text:p text:style-name="P34"/>
      <text:p text:style-name="P39">Pesos dos atores:</text:p>
      <text:p text:style-name="P40"><text:tab/>Número de atores: 1</text:p>
      <text:p text:style-name="P40"><text:tab/>Tipo: complexo</text:p>
      <text:p text:style-name="P38"><text:span text:style-name="T1"><text:tab/>UAW: 1*3 = 3</text:span>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4</text:span></text:p>
      <text:p text:style-name="P40"><text:tab/>Tipo: Médio</text:p>
      <text:p text:style-name="P40"><text:tab/>UUCW: 8</text:p>
      <text:p text:style-name="P35"/>
      <text:p text:style-name="P36">3.10. Aceitar/Rejeitar trabalhos</text:p>
      <text:p text:style-name="P34"/>
      <text:p text:style-name="P39">Pesos dos atores:</text:p>
      <text:p text:style-name="P40"><text:tab/>Número de atores: 1</text:p>
      <text:p text:style-name="P40"><text:soft-page-break/><text:tab/>Tipo: complexo</text:p>
      <text:p text:style-name="P40"><text:tab/>UAW: 1*3 = 3</text:p>
      <text:p text:style-name="P40"/>
      <text:p text:style-name="P38"><text:span text:style-name="T2">Peso do Caso de Uso:</text:span></text:p>
      <text:p text:style-name="P38"><text:span text:style-name="T2"><text:tab/></text:span><text:span text:style-name="T1">Número de transações: 6</text:span></text:p>
      <text:p text:style-name="P40"><text:tab/>Tipo: Médio</text:p>
      <text:p text:style-name="P40"><text:tab/>UUCW: 12</text:p>
      <text:p text:style-name="P35"/>
      <text:p text:style-name="P35"/>
      <text:p text:style-name="P16">4. Somatória dos pontos</text:p>
      <text:p text:style-name="P32"><text:span text:style-name="T1">Somatória do UAW: 42</text:span></text:p>
      <text:p text:style-name="P35">Somatória do UUCW: 201</text:p>
      <text:p text:style-name="P35"/>
      <text:p text:style-name="P32"><text:span text:style-name="T1">UUCP: 243</text:span></text:p>
      <text:p text:style-name="P32"><text:span text:style-name="T1">UCP: 201,8844</text:span></text:p>
      <text:p text:style-name="P35"/>
      <text:p text:style-name="P2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arial" svg:font-family="arial, sans-serif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David Kurka</dc:creator>
    <dc:date>2009-11-06T13:09:27</dc:date>
    <meta:editing-cycles>13</meta:editing-cycles>
    <meta:editing-duration>PT01H22M28S</meta:editing-duration>
    <meta:generator>OpenOffice.org/3.1$Unix OpenOffice.org_project/310m19$Build-9420</meta:generator>
    <meta:document-statistic meta:table-count="2" meta:image-count="0" meta:object-count="0" meta:page-count="7" meta:paragraph-count="172" meta:word-count="620" meta:character-count="4884"/>
  </office:meta>
</office:document-meta>
</file>